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1.7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8" draw:id="id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7" draw:id="id7" draw:layer="layout" svg:width="4cm" svg:height="1.5cm" svg:x="1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6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7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12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13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2H44M6S</meta:editing-duration>
    <meta:editing-cycles>273</meta:editing-cycles>
    <meta:generator>LibreOffice/7.1.1.2$Linux_X86_64 LibreOffice_project/dd797d330b34196606d0870aaa694e9504402ca1</meta:generator>
    <meta:initial-creator>Dirk Riehle</meta:initial-creator>
    <dc:date>2021-03-06T22:21:09.236338976</dc:date>
    <dc:creator>Dirk Riehle</dc:creator>
    <meta:document-statistic meta:object-count="173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